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escripción Datase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/>
          <table:table-cell office:value-type="string" calcext:value-type="string">
            <text:p>FLIR</text:p>
          </table:table-cell>
          <table:table-cell office:value-type="float" office:value="271" calcext:value-type="float">
            <text:p>27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ThermalWorld</text:p>
          </table:table-cell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LSIFIR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BUTIV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errav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fA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LP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S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iloude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S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ais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hermal Dogs </text:p>
            <text:p>And Peopl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hermal Socc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UFT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VC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imoda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5:.C21])" office:value-type="float" office:value="600" calcext:value-type="float">
            <text:p>600</text:p>
          </table:table-cell>
          <table:table-cell table:formula="of:=SUM([.D5:.D21])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3:45:15.183383756</meta:creation-date>
    <dc:date>2020-11-03T00:39:57.623449364</dc:date>
    <meta:editing-duration>PT34M31S</meta:editing-duration>
    <meta:editing-cycles>3</meta:editing-cycles>
    <meta:generator>LibreOffice/5.1.6.2$Linux_X86_64 LibreOffice_project/10m0$Build-2</meta:generator>
    <meta:document-statistic meta:table-count="1" meta:cell-count="57" meta:object-count="0"/>
  </office:meta>
</office:document-meta>
</file>